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da2" officeooo:paragraph-rsid="000a0da2"/>
    </style:style>
    <style:style style:name="P2" style:family="paragraph" style:parent-style-name="Standard">
      <style:text-properties officeooo:rsid="000a0da2" officeooo:paragraph-rsid="000a0da2" fo:background-color="#fff200"/>
    </style:style>
    <style:style style:name="P3" style:family="paragraph" style:parent-style-name="Standard">
      <style:text-properties officeooo:rsid="000aac2b" officeooo:paragraph-rsid="000aac2b" fo:background-color="#fff200"/>
    </style:style>
    <style:style style:name="P4" style:family="paragraph" style:parent-style-name="Standard">
      <style:text-properties officeooo:rsid="0013d6f9" officeooo:paragraph-rsid="0013d6f9" fo:background-color="#fff200"/>
    </style:style>
    <style:style style:name="P5" style:family="paragraph" style:parent-style-name="Standard">
      <style:text-properties officeooo:rsid="000a5361" officeooo:paragraph-rsid="000a5361"/>
    </style:style>
    <style:style style:name="P6" style:family="paragraph" style:parent-style-name="Standard">
      <style:text-properties officeooo:rsid="000aac2b" officeooo:paragraph-rsid="000aac2b"/>
    </style:style>
    <style:style style:name="P7" style:family="paragraph" style:parent-style-name="Standard">
      <style:text-properties officeooo:rsid="000aac2b" officeooo:paragraph-rsid="000e8318" fo:background-color="#f58220"/>
    </style:style>
    <style:style style:name="P8" style:family="paragraph" style:parent-style-name="Standard">
      <style:text-properties fo:font-weight="bold" officeooo:rsid="000a0da2" officeooo:paragraph-rsid="000a0da2" style:font-weight-asian="bold" style:font-weight-complex="bold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d6f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3d6f9" style:font-weight-asian="bold" style:font-weight-complex="bold"/>
    </style:style>
    <style:style style:name="T7" style:family="text">
      <style:text-properties officeooo:rsid="0013d6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span text:style-name="T5">Afficher la liste des pays ou simplon est present;</text:span></text:p>
      <text:p text:style-name="P2"/>
      <text:p text:style-name="P2">SELECT * FROM pays</text:p>
      <text:p text:style-name="P2">LEFT JOIN fabrique ON pays.id = fabrique.id_pays;</text:p>
      <text:p text:style-name="P8">ou</text:p>
      <text:p text:style-name="P2">select pays.nom, fabrique.nom from pays left join fabrique on pays.id = fabrique.id_pays;</text:p>
      <text:p text:style-name="P1"/>
      <text:p text:style-name="P1">2) <text:span text:style-name="T5">Afficher la liste des fabriques de la ville de Dakar</text:span></text:p>
      <text:p text:style-name="P6"/>
      <text:p text:style-name="P6"/>
      <text:p text:style-name="P3">select fabrique.nom, pays.ville from fabrique left join pays on pays.id = 1 WHERE fabrique.nom = "Simplon AUF";</text:p>
      <text:p text:style-name="P6"/>
      <text:p text:style-name="P7">SELECT ville FROM pays WHERE ville = “Dakar”; </text:p>
      <text:p text:style-name="P6"/>
      <text:p text:style-name="P6">select fabrique.nom, pays.ville from fabrique left join pays on pays.ville = "Dakar";</text:p>
      <text:p text:style-name="P6"/>
      <text:p text:style-name="P6">select fabrique.nom, pays.ville from fabrique left join pays on pays.ville = "Dakar" AND fabrique.nom = "Simplon AUF";</text:p>
      <text:p text:style-name="P6"/>
      <text:p text:style-name="P1">3) <text:span text:style-name="T5">Afficher la liste des pays qui ont au moins deux fabriques;</text:span></text:p>
      <text:p text:style-name="P1"/>
      <text:p text:style-name="P2">select pays.nom from pays left join fabrique on fabrique.id_pays&gt;=2;</text:p>
      <text:p text:style-name="P1"/>
      <text:p text:style-name="P1">4) <text:span text:style-name="T5">Afficher le nombre d’apprenant par fabrique</text:span></text:p>
      <text:p text:style-name="P1"/>
      <text:p text:style-name="P2">select cohorte.nombre_apprenant, fabrique.nom from cohorte left join fabrique on cohorte.id = fabrique.id;</text:p>
      <text:p text:style-name="P1"/>
      <text:p text:style-name="P1">5) <text:span text:style-name="T5">Afficher la liste des referentiels par fabrique</text:span></text:p>
      <text:p text:style-name="P1"/>
      <text:p text:style-name="P2">select referentiel.nombre_ref, fabrique.nom from referentiel left join fabrique on fabrique.id = referentiel.id;</text:p>
      <text:p text:style-name="P1"/>
      <text:p text:style-name="P1">6) <text:span text:style-name="T5">Afficher la liste des apprenants qui ont au moins un contrat</text:span></text:p>
      <text:p text:style-name="P1"/>
      <text:p text:style-name="P2">select nom, prenom from apprenant left join contrat <text:s/>on apprenant.id = contrat.id;</text:p>
      <text:p text:style-name="P1"/>
      <text:p text:style-name="P5">7) <text:span text:style-name="T5">Ecrire l’ordre sql qui permet d’ajouter un champ ouvert a la table cohorte de type boolean</text:span></text:p>
      <text:p text:style-name="P5"/>
      <text:p text:style-name="P4">Alter table cohorte add ouvert boolean;</text:p>
      <text:p text:style-name="P5"/>
      <text:p text:style-name="P5">8) <text:span text:style-name="T6">Modifier le type du champ sexe pour le mettre a char(1)</text:span></text:p>
      <text:p text:style-name="P5"/>
      <text:p text:style-name="P4">Alter table apprenant MODIFY sexe char (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6:35:55.020575241</meta:creation-date>
    <meta:generator>LibreOffice/6.0.7.3$Linux_X86_64 LibreOffice_project/00m0$Build-3</meta:generator>
    <dc:date>2019-07-04T23:09:24.671346525</dc:date>
    <meta:editing-duration>PT1H25M38S</meta:editing-duration>
    <meta:editing-cycles>1</meta:editing-cycles>
    <meta:document-statistic meta:table-count="0" meta:image-count="0" meta:object-count="0" meta:page-count="1" meta:paragraph-count="22" meta:word-count="225" meta:character-count="1448" meta:non-whitespace-character-count="1243"/>
  </office:meta>
</office:document-meta>
</file>